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62cm"/>
    </style:style>
    <style:style style:name="co2" style:family="table-column">
      <style:table-column-properties fo:break-before="auto" style:column-width="12.308cm"/>
    </style:style>
    <style:style style:name="co3" style:family="table-column">
      <style:table-column-properties fo:break-before="auto" style:column-width="3.05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10.72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BASH SHELL SCRIPTING</text:p>
          </table:table-cell>
          <table:covered-table-cell table:number-columns-repeated="7"/>
        </table:table-row>
        <table:table-row table:style-name="ro1">
          <table:table-cell table:style-name="ce2" office:value-type="string" calcext:value-type="string">
            <text:p>S.No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 table:number-columns-spanned="5" table:number-rows-spanned="1">
            <text:p>Link</text:p>
          </table:table-cell>
          <table:covered-table-cell table:number-columns-repeated="4" table:style-name="ce2"/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he-Ultimate-Linux-Shell-Scripting-Guide</text:p>
          </table:table-cell>
          <table:table-cell office:value-type="string" calcext:value-type="string" table:number-columns-spanned="5" table:number-rows-spanned="1">
            <text:p><text:a xlink:href="https://github.com/PacktPublishing/The-Ultimate-Linux-Shell-Scripting-Guide" xlink:type="simple">https://github.com/PacktPublishing/The-Ultimate-Linux-Shell-Scripting-Guide</text:a></text:p>
          </table:table-cell>
          <table:covered-table-cell table:number-columns-repeated="4"/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mplete-Bash-Shell-Scripting</text:p>
          </table:table-cell>
          <table:table-cell office:value-type="string" calcext:value-type="string" table:number-columns-spanned="5" table:number-rows-spanned="1">
            <text:p><text:a xlink:href="https://github.com/PacktPublishing/Complete-Bash-Shell-Scripting-" xlink:type="simple">https://github.com/PacktPublishing/Complete-Bash-Shell-Scripting-</text:a></text:p>
          </table:table-cell>
          <table:covered-table-cell table:number-columns-repeated="4"/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earn-Bash-Shell-Scripting-For-Automation</text:p>
          </table:table-cell>
          <table:table-cell office:value-type="string" calcext:value-type="string" table:number-columns-spanned="5" table:number-rows-spanned="1">
            <text:p><text:a xlink:href="https://github.com/PacktPublishing/Learn-Bash-Shell-Scripting-For-Automation/tree/main/Resources/Resources" xlink:type="simple">https://github.com/PacktPublishing/Learn-Bash-Shell-Scripting-For-Automation/tree/main/Resources/Resources</text:a></text:p>
          </table:table-cell>
          <table:covered-table-cell table:number-columns-repeated="4"/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inux-Shell-Scripting-A-Project-Based-Approach-to-Learning</text:p>
          </table:table-cell>
          <table:table-cell office:value-type="string" calcext:value-type="string" table:number-columns-spanned="5" table:number-rows-spanned="1">
            <text:p><text:a xlink:href="https://github.com/PacktPublishing/Linux-Shell-Scripting-A-Project-Based-Approach-to-Learning" xlink:type="simple">https://github.com/PacktPublishing/Linux-Shell-Scripting-A-Project-Based-Approach-to-Learning</text:a></text:p>
          </table:table-cell>
          <table:covered-table-cell table:number-columns-repeated="4"/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-Complete-Course-on-Linux-Bash-Shell-Scripting-with-Real-Life-Examples-</text:p>
          </table:table-cell>
          <table:table-cell office:value-type="string" calcext:value-type="string" table:number-columns-spanned="5" table:number-rows-spanned="1">
            <text:p><text:a xlink:href="https://github.com/PacktPublishing/A-Complete-Course-on-Linux-Bash-Shell-Scripting-with-Real-Life-Examples-" xlink:type="simple">https://github.com/PacktPublishing/A-Complete-Course-on-Linux-Bash-Shell-Scripting-with-Real-Life-Examples-</text:a></text:p>
          </table:table-cell>
          <table:covered-table-cell table:number-columns-repeated="4"/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astering-Bash-Shell-Scripting-Automate-your-daily-tasks</text:p>
          </table:table-cell>
          <table:table-cell office:value-type="string" calcext:value-type="string" table:number-columns-spanned="5" table:number-rows-spanned="1">
            <text:p><text:a xlink:href="https://github.com/PacktPublishing/Mastering-Bash-Shell-Scripting-Automate-your-daily-tasks" xlink:type="simple">https://github.com/PacktPublishing/Mastering-Bash-Shell-Scripting-Automate-your-daily-tasks</text:a></text:p>
          </table:table-cell>
          <table:covered-table-cell table:number-columns-repeated="4"/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Linux-Shell-Scripting-Bootcamp</text:p>
          </table:table-cell>
          <table:table-cell office:value-type="string" calcext:value-type="string" table:number-columns-spanned="5" table:number-rows-spanned="1">
            <text:p><text:a xlink:href="https://github.com/PacktPublishing/Linux-Shell-Scripting-Bootcamp" xlink:type="simple">https://github.com/PacktPublishing/Linux-Shell-Scripting-Bootcamp</text:a></text:p>
          </table:table-cell>
          <table:covered-table-cell table:number-columns-repeated="4"/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omplete-Bash-Shell-Scripting-</text:p>
          </table:table-cell>
          <table:table-cell office:value-type="string" calcext:value-type="string" table:number-columns-spanned="5" table:number-rows-spanned="1">
            <text:p><text:a xlink:href="https://github.com/PacktPublishing/Complete-Bash-Shell-Scripting-" xlink:type="simple">https://github.com/PacktPublishing/Complete-Bash-Shell-Scripting-</text:a></text:p>
          </table:table-cell>
          <table:covered-table-cell table:number-columns-repeated="4"/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Bash-Scripting-and-Shell-Programming-Linux-Command-Line-</text:p>
          </table:table-cell>
          <table:table-cell office:value-type="string" calcext:value-type="string" table:number-columns-spanned="5" table:number-rows-spanned="1">
            <text:p><text:a xlink:href="https://github.com/PacktPublishing/Bash-Scripting-and-Shell-Programming-Linux-Command-Line-" xlink:type="simple">https://github.com/PacktPublishing/Bash-Scripting-and-Shell-Programming-Linux-Command-Line-</text:a></text:p>
          </table:table-cell>
          <table:covered-table-cell table:number-columns-repeated="4"/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Linux-Shell-Scripting-Automating-Command-Line-Tasks</text:p>
          </table:table-cell>
          <table:table-cell office:value-type="string" calcext:value-type="string" table:number-columns-spanned="5" table:number-rows-spanned="1">
            <text:p><text:a xlink:href="https://github.com/PacktPublishing/-Linux-Shell-Scripting-Automating-Command-Line-Tasks" xlink:type="simple">https://github.com/PacktPublishing/-Linux-Shell-Scripting-Automating-Command-Line-Tasks</text:a></text:p>
          </table:table-cell>
          <table:covered-table-cell table:number-columns-repeated="4"/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Bash-Scripting-Linux-and-Shell-Programming-Complete-Guide</text:p>
          </table:table-cell>
          <table:table-cell office:value-type="string" calcext:value-type="string" table:number-columns-spanned="5" table:number-rows-spanned="1">
            <text:p><text:a xlink:href="https://github.com/PacktPublishing/Bash-Scripting-Linux-and-Shell-Programming-Complete-Guide" xlink:type="simple">https://github.com/PacktPublishing/Bash-Scripting-Linux-and-Shell-Programming-Complete-Guide</text:a></text:p>
          </table:table-cell>
          <table:covered-table-cell table:number-columns-repeated="4"/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Learn Linux Shell Scripting – Fundamentals of Bash 4.4</text:p>
          </table:table-cell>
          <table:table-cell office:value-type="string" calcext:value-type="string" table:number-columns-spanned="5" table:number-rows-spanned="1">
            <text:p><text:a xlink:href="https://github.com/PacktPublishing/Learn-Linux-Shell-Scripting-Fundamentals-of-Bash-4.4" xlink:type="simple">https://github.com/PacktPublishing/Learn-Linux-Shell-Scripting-Fundamentals-of-Bash-4.4</text:a></text:p>
          </table:table-cell>
          <table:covered-table-cell table:number-columns-repeated="4"/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Linux-Shell-Scripting-Cookbook-Third-Edition Public</text:p>
          </table:table-cell>
          <table:table-cell office:value-type="string" calcext:value-type="string" table:number-columns-spanned="5" table:number-rows-spanned="1">
            <text:p><text:a xlink:href="https://github.com/PacktPublishing/Linux-Shell-Scripting-Cookbook-Third-Edition" xlink:type="simple">https://github.com/PacktPublishing/Linux-Shell-Scripting-Cookbook-Third-Edition</text:a></text:p>
          </table:table-cell>
          <table:covered-table-cell table:number-columns-repeated="4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06T22:08:02.377956273</meta:creation-date>
    <dc:date>2024-08-06T23:12:58.750817633</dc:date>
    <meta:editing-duration>PT44M33S</meta:editing-duration>
    <meta:editing-cycles>7</meta:editing-cycles>
    <meta:generator>LibreOffice/7.3.7.2$Linux_X86_64 LibreOffice_project/30$Build-2</meta:generator>
    <meta:document-statistic meta:table-count="1" meta:cell-count="43" meta:object-count="0"/>
  </office:meta>
</office:document-meta>
</file>